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4.5pt" fo:font-weight="bold" style:font-size-asian="14.5pt" style:font-weight-asian="bold" style:font-name-complex="Arial1" style:font-size-complex="14.5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1.5pt" style:font-size-asian="11.5pt" style:font-name-complex="Arial1" style:font-size-complex="11.5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Symbol" fo:font-size="11.5pt" style:font-size-asian="11.5pt" style:font-name-complex="Symbol1" style:font-size-complex="11.5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9a9a9a" style:font-name="Arial" fo:font-size="11.5pt" style:font-size-asian="11.5pt" style:font-name-complex="Arial1" style:font-size-complex="11.5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T1" style:family="text">
      <style:text-properties fo:color="#000000" style:font-name="Arial" fo:font-size="14.5pt" fo:font-weight="bold" style:font-size-asian="14.5pt" style:font-weight-asian="bold" style:font-name-complex="Arial1" style:font-size-complex="14.5pt" style:font-weight-complex="bold"/>
    </style:style>
    <style:style style:name="T2" style:family="text">
      <style:text-properties fo:color="#000000" style:font-name="Arial" fo:font-size="11.5pt" style:font-size-asian="11.5pt" style:font-name-complex="Arial1" style:font-size-complex="11.5pt"/>
    </style:style>
    <style:style style:name="T3" style:family="text">
      <style:text-properties fo:color="#000000" style:font-name="Arial" style:font-name-complex="Arial1" style:font-size-complex="12pt"/>
    </style:style>
    <style:style style:name="T4" style:family="text">
      <style:text-properties fo:color="#000000" style:font-name="Symbol" fo:font-size="11.5pt" style:font-size-asian="11.5pt" style:font-name-complex="Symbol1" style:font-size-complex="11.5pt"/>
    </style:style>
    <style:style style:name="T5" style:family="text">
      <style:text-properties fo:color="#9a9a9a" style:font-name="Arial" fo:font-size="11.5pt" style:font-size-asian="11.5pt" style:font-name-complex="Arial1" style:font-size-complex="11.5pt"/>
    </style:style>
    <style:style style:name="T6" style:family="text">
      <style:text-properties fo:color="#c1c1c1" style:font-name="Arial" fo:font-size="11.5pt" style:font-size-asian="11.5pt" style:font-name-complex="Arial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ØKNAD OM STØTTE TIL KULTURARBEID</text:span></text:p>
      <text:p text:style-name="P2"/>
      <text:p text:style-name="P1"><text:span text:style-name="T2">Søker (lag,institusjon,forening,person):</text:span></text:p>
      <text:p text:style-name="P3"/>
      <text:p text:style-name="P1"><text:span text:style-name="T5">................................................................</text:span></text:p>
      <text:p text:style-name="P5"/>
      <text:p text:style-name="P1"><text:span text:style-name="T5">.................................................................</text:span></text:p>
      <text:p text:style-name="P5"/>
      <text:p text:style-name="P1"><text:span text:style-name="T2">Leder/formann: </text:span><text:span text:style-name="T5">................................................................................................................</text:span></text:p>
      <text:p text:style-name="P5"/>
      <text:p text:style-name="P1"><text:span text:style-name="T2">Tlf: </text:span><text:span text:style-name="T5">......................................... </text:span><text:span text:style-name="T2">Adr: </text:span><text:span text:style-name="T5">..................................................................................</text:span></text:p>
      <text:p text:style-name="P5"/>
      <text:p text:style-name="P1"><text:span text:style-name="T2">Innvilget tilskudd sendes:</text:span></text:p>
      <text:p text:style-name="P3"/>
      <text:p text:style-name="P1"><text:span text:style-name="T2">Til: </text:span><text:span text:style-name="T5">.....................................................................................................................................</text:span></text:p>
      <text:p text:style-name="P5"/>
      <text:p text:style-name="P1"><text:span text:style-name="T2">Adr: </text:span><text:span text:style-name="T5">...................................................................................................................................</text:span></text:p>
      <text:p text:style-name="P5"/>
      <text:p text:style-name="P1"><text:span text:style-name="T2">Kontonr: <text:s/></text:span><text:span text:style-name="T5">......................................................</text:span></text:p>
      <text:p text:style-name="P5"/>
      <text:p text:style-name="P1"><text:span text:style-name="T2">Antall medlemmer i laget: </text:span><text:span text:style-name="T5">..................</text:span></text:p>
      <text:p text:style-name="P1"><text:span text:style-name="T2">Antall medlemmer under 17 år: </text:span><text:span text:style-name="T5">..................</text:span></text:p>
      <text:p text:style-name="P1"><text:span text:style-name="T2">Antall medlemmer bosatt i Røyrvik kommune: </text:span><text:span text:style-name="T5">..................</text:span></text:p>
      <text:p text:style-name="P1"><text:span text:style-name="T2">Laget/foreningen har følgende undergrupper:</text:span></text:p>
      <text:p text:style-name="P1"><text:span text:style-name="T5">..................................................................................................................................</text:span></text:p>
      <text:p text:style-name="P5"><text:soft-page-break/></text:p>
      <text:p text:style-name="P1"><text:span text:style-name="T5">..................................................................................................................................</text:span></text:p>
      <text:p text:style-name="P5"/>
      <text:p text:style-name="P1"><text:span text:style-name="T3">Beskriv lagets virksomhet i Røyrvik:</text:span></text:p>
      <text:p text:style-name="P1"><text:span text:style-name="T3">(Det er særlig viktig at lag lokalisert utenfor kommunen besvarer dette spørsmålet)</text:span></text:p>
      <text:p text:style-name="P1"><text:span text:style-name="T5">..................................................................................................................................</text:span></text:p>
      <text:p text:style-name="P5"/>
      <text:p text:style-name="P1"><text:span text:style-name="T5">..................................................................................................................................</text:span></text:p>
      <text:p text:style-name="P5"/>
      <text:p text:style-name="P5"/>
      <text:p text:style-name="P1"><text:span text:style-name="T2">Søker tilskudd til følgende:</text:span></text:p>
      <text:p text:style-name="P3"/>
      <text:p text:style-name="P1"><text:span text:style-name="T2">1: </text:span><text:span text:style-name="T5">..............................................................................................................................</text:span></text:p>
      <text:p text:style-name="P5"/>
      <text:p text:style-name="P1"><text:span text:style-name="T2">Kostnad: </text:span><text:span text:style-name="T5">................................................................</text:span></text:p>
      <text:p text:style-name="P1"><text:span text:style-name="T2">Egenandel: </text:span><text:span text:style-name="T5">............................................................</text:span></text:p>
      <text:p text:style-name="P1"><text:span text:style-name="T2">Annen stønad: </text:span><text:span text:style-name="T5">.......................................................</text:span></text:p>
      <text:p text:style-name="P1"><text:span text:style-name="T2">Søknadssum: </text:span><text:span text:style-name="T5">........................................................</text:span></text:p>
      <text:p text:style-name="P5"/>
      <text:p text:style-name="P5"/>
      <text:p text:style-name="P1"><text:span text:style-name="T2">2: </text:span><text:span text:style-name="T5">..............................................................................................................................</text:span></text:p>
      <text:p text:style-name="P5"/>
      <text:p text:style-name="P1"><text:span text:style-name="T2">Kostnad: </text:span><text:span text:style-name="T5">................................................................</text:span></text:p>
      <text:p text:style-name="P1"><text:span text:style-name="T2">Egenandel: </text:span><text:span text:style-name="T5">............................................................</text:span></text:p>
      <text:p text:style-name="P1"><text:span text:style-name="T2">Annen stønad: </text:span><text:span text:style-name="T5">.......................................................</text:span></text:p>
      <text:p text:style-name="P1"><text:span text:style-name="T2">Søknadssum: </text:span><text:span text:style-name="T5">........................................................</text:span></text:p>
      <text:p text:style-name="P5"><text:soft-page-break/></text:p>
      <text:p text:style-name="P1"><text:span text:style-name="T2">3: </text:span><text:span text:style-name="T5">..............................................................................................................................</text:span></text:p>
      <text:p text:style-name="P5"/>
      <text:p text:style-name="P1"><text:span text:style-name="T2">Kostnad: </text:span><text:span text:style-name="T5">.......................................................................</text:span></text:p>
      <text:p text:style-name="P1"><text:span text:style-name="T2">Egenandel: </text:span><text:span text:style-name="T5">...................................................................</text:span></text:p>
      <text:p text:style-name="P1"><text:span text:style-name="T2">Annen stønad: </text:span><text:span text:style-name="T5">..............................................................</text:span></text:p>
      <text:p text:style-name="P1"><text:span text:style-name="T2">Søknadssum: </text:span><text:span text:style-name="T5">................................................................</text:span></text:p>
      <text:p text:style-name="P1"><text:span text:style-name="T2">Total søknadssum: </text:span><text:span text:style-name="T5">........................................................</text:span></text:p>
      <text:p text:style-name="P5"/>
      <text:p text:style-name="P1"><text:span text:style-name="T2">Ved flere prosjekt og nærmere opplysninger og beskrivelse, bruk baksiden av arket!</text:span></text:p>
      <text:p text:style-name="P3"/>
      <text:p text:style-name="P1"><text:span text:style-name="T2">Søkes det tilskudd fra andre? Ja </text:span><text:span text:style-name="T4"></text:span><text:span text:style-name="T2">Nei </text:span><text:span text:style-name="T4"></text:span></text:p>
      <text:p text:style-name="P4"/>
      <text:p text:style-name="P1"><text:span text:style-name="T2">Hvis ja, oppgi hvorfra, hvorfor og søknadssum:</text:span></text:p>
      <text:p text:style-name="P1"><text:span text:style-name="T5">..................................................................................................................................</text:span></text:p>
      <text:p text:style-name="P1"><text:span text:style-name="T5">..................................................................................................................................</text:span></text:p>
      <text:p text:style-name="P1"><text:span text:style-name="T5">..................................................................................................................................</text:span></text:p>
      <text:p text:style-name="P1"><text:span text:style-name="T5">..................................................................................................................................</text:span></text:p>
      <text:p text:style-name="P5"/>
      <text:p text:style-name="P1"><text:span text:style-name="T2">Fikk søkeren kommunal stønad sist år? Ja </text:span><text:span text:style-name="T4"></text:span><text:span text:style-name="T2">Nei </text:span><text:span text:style-name="T4"></text:span></text:p>
      <text:p text:style-name="P4"/>
      <text:p text:style-name="P1"><text:span text:style-name="T2">Hvis ja, gi en kort beskrivelse av hvordan midlene ble benyttet.</text:span></text:p>
      <text:p text:style-name="P1"><text:span text:style-name="T5">..................................................................................................................................</text:span></text:p>
      <text:p text:style-name="P1"><text:span text:style-name="T5">..................................................................................................................................</text:span></text:p>
      <text:p text:style-name="P1"><text:span text:style-name="T5">..................................................................................................................................</text:span></text:p>
      <text:p text:style-name="P1"><text:span text:style-name="T5">..................................................................................................................................</text:span></text:p>
      <text:p text:style-name="P5"><text:soft-page-break/></text:p>
      <text:p text:style-name="P5"/>
      <text:p text:style-name="P1"><text:span text:style-name="T2">Lagets beholdning pr. 31.12.13: </text:span><text:span text:style-name="T5">.......................................................</text:span></text:p>
      <text:p text:style-name="P5"/>
      <text:p text:style-name="P5"/>
      <text:p text:style-name="P5"/>
      <text:p text:style-name="P1"><text:span text:style-name="T2">Vedlegg som skal følge med (kryss av i </text:span><text:span text:style-name="T4"></text:span><text:span text:style-name="T2">):</text:span></text:p>
      <text:p text:style-name="P1"><text:span text:style-name="T2">Årsmelding for 2013 </text:span><text:span text:style-name="T6">........................ </text:span><text:span text:style-name="T4"></text:span></text:p>
      <text:p text:style-name="P1"><text:span text:style-name="T2">Revidert regnskap fra 2013 </text:span><text:span text:style-name="T6">............. </text:span><text:span text:style-name="T4"></text:span></text:p>
      <text:p text:style-name="P1"><text:span text:style-name="T2">Vedlegg som bør følge med:</text:span></text:p>
      <text:p text:style-name="P1"><text:span text:style-name="T2">Budsjett for 2013 </text:span><text:span text:style-name="T6">............................. </text:span><text:span text:style-name="T4"></text:span></text:p>
      <text:p text:style-name="P4"/>
      <text:p text:style-name="P4"/>
      <text:p text:style-name="P4"/>
      <text:p text:style-name="P4"/>
      <text:p text:style-name="P4"/>
      <text:p text:style-name="Standard"><text:span text:style-name="T2">Røyrvik, </text:span><text:span text:style-name="T5">.................................. </text:span><text:span text:style-name="T2">Underskrift: </text:span><text:span text:style-name="T5">....................................................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Bunntekst_20_Tegn" style:display-name="Bunntekst Tegn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Søknaden sendes Røyrvik kommune. 7898 Limingen. Søknadsfrist 30.04.20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print-date>2014-03-24T13:02:00</meta:print-date>
    <meta:creation-date>2014-03-24T13:16:00</meta:creation-date>
    <dc:date>2014-03-24T13:16:00</dc:date>
    <meta:editing-duration>PT15M</meta:editing-duration>
    <meta:generator>LibreOffice/6.4.6.2$Linux_X86_64 LibreOffice_project/40$Build-2</meta:generator>
    <meta:document-statistic meta:table-count="0" meta:image-count="0" meta:object-count="0" meta:page-count="4" meta:paragraph-count="58" meta:word-count="214" meta:character-count="4818" meta:non-whitespace-character-count="4666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